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2" style:family="graphic" style:parent-style-name="objectwithoutfill">
      <style:graphic-properties svg:stroke-color="#729fcf" draw:marker-end="Rounded_20_large_20_Arrow" draw:marker-end-width="0.3cm" draw:fill="none" draw:textarea-vertical-align="middle"/>
    </style:style>
    <style:style style:name="gr3" style:family="graphic" style:parent-style-name="objectwithoutfill">
      <style:graphic-properties svg:stroke-width="0.053cm" svg:stroke-color="#729fcf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729fcf" draw:textarea-horizontal-align="justify" draw:textarea-vertical-align="middle" draw:auto-grow-height="false" fo:min-height="0.036cm" fo:min-width="0cm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906cm" fo:min-width="1.656cm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729fc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826cm" fo:min-width="1.57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.468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style:paragraph-properties fo:text-align="center"/>
      <style:text-properties fo:color="#666666"/>
    </style:style>
    <style:style style:name="P4" style:family="paragraph">
      <loext:graphic-properties draw:fill="none"/>
      <style:paragraph-properties fo:text-align="center"/>
      <style:text-properties fo:color="#666666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666666" fo:font-size="16pt"/>
    </style:style>
    <style:style style:name="T1" style:family="text">
      <style:text-properties fo:color="#666666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3.048cm" svg:x="9.382cm" svg:y="2.65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" draw:text-style-name="P1" draw:layer="layout" svg:x1="5.191cm" svg:y1="5.699cm" svg:x2="5.191cm" svg:y2="8.239cm">
          <text:p/>
        </draw:line>
        <draw:line draw:style-name="gr3" draw:text-style-name="P1" draw:layer="layout" svg:x1="17.002cm" svg:y1="5.953cm" svg:x2="17.002cm" svg:y2="8.493cm">
          <text:p/>
        </draw:line>
        <draw:custom-shape draw:style-name="gr4" draw:text-style-name="P2" draw:layer="layout" svg:width="1.013cm" svg:height="1.012cm" draw:transform="skewX (-0.0010471975511966) rotate (3.1384510609362) translate (17.507cm 7.35cm)">
          <text:p/>
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8cm" svg:height="3.048cm" svg:x="15.478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3.048cm" svg:x="3.66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line draw:style-name="gr3" draw:text-style-name="P1" draw:layer="layout" svg:x1="17.295cm" svg:y1="5.227cm" svg:x2="17.295cm" svg:y2="8.478cm">
            <text:p/>
          </draw:line>
          <draw:custom-shape draw:style-name="gr4" draw:text-style-name="P2" draw:layer="layout" svg:width="1.013cm" svg:height="1.012cm" draw:transform="skewX (-0.0010471975511966) rotate (3.1384510609362) translate (17.802cm 6.853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3.048cm" svg:height="3.048cm" svg:x="15.7cm" svg:y="2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3.048cm" svg:height="3.048cm" svg:x="9.731cm" svg:y="2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1.326cm" svg:y1="7.374cm" svg:x2="11.326cm" svg:y2="8.771cm">
            <text:p/>
          </draw:line>
          <draw:custom-shape draw:style-name="gr6" draw:text-style-name="P1" draw:layer="layout" svg:width="0.381cm" svg:height="0.381cm" svg:x="11.136cm" svg:y="6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872cm" svg:y1="6.335cm" svg:x2="11.402cm" svg:y2="7.001cm">
            <text:p/>
          </draw:line>
          <draw:line draw:style-name="gr7" draw:text-style-name="P1" draw:layer="layout" svg:x1="11.306cm" svg:y1="6.297cm" svg:x2="11.306cm" svg:y2="5.598cm">
            <text:p/>
          </draw:line>
        </draw:g>
        <draw:g>
          <draw:line draw:style-name="gr3" draw:text-style-name="P1" draw:layer="layout" svg:x1="5.667cm" svg:y1="5.572cm" svg:x2="5.667cm" svg:y2="8.82cm">
            <text:p/>
          </draw:line>
          <draw:custom-shape draw:style-name="gr1" draw:text-style-name="P1" draw:layer="layout" svg:width="3.048cm" svg:height="3.048cm" svg:x="4.146cm" svg:y="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4" draw:layer="layout" svg:width="3.048cm" svg:height="3.048cm" svg:x="4.228cm" svg:y="10.759cm">
            <text:p text:style-name="P3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823cm" svg:y1="15.609cm" svg:x2="5.823cm" svg:y2="17.006cm">
            <text:p/>
          </draw:line>
          <draw:custom-shape draw:style-name="gr6" draw:text-style-name="P1" draw:layer="layout" svg:width="0.381cm" svg:height="0.381cm" svg:x="5.633cm" svg:y="15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6.369cm" svg:y1="14.57cm" svg:x2="5.899cm" svg:y2="15.236cm">
            <text:p/>
          </draw:line>
          <draw:line draw:style-name="gr7" draw:text-style-name="P1" draw:layer="layout" svg:x1="5.803cm" svg:y1="14.532cm" svg:x2="5.803cm" svg:y2="13.833cm">
            <text:p/>
          </draw:line>
          <draw:line draw:style-name="gr3" draw:text-style-name="P1" draw:layer="layout" svg:x1="5.865cm" svg:y1="20.182cm" svg:x2="5.865cm" svg:y2="23.433cm">
            <text:p/>
          </draw:line>
          <draw:custom-shape draw:style-name="gr4" draw:text-style-name="P2" draw:layer="layout" svg:width="1.013cm" svg:height="1.012cm" draw:transform="skewX (-0.0010471975511966) rotate (3.1384510609362) translate (6.372cm 21.808cm)">
            <text:p/>
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4" draw:layer="layout" svg:width="3.048cm" svg:height="3.048cm" svg:x="4.27cm" svg:y="17.098cm">
            <text:p text:style-name="P5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1" draw:layer="layout" svg:width="3.048cm" svg:height="3.048cm" svg:x="10.901cm" svg:y="11.16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custom-shape draw:style-name="gr8" draw:text-style-name="P4" draw:layer="layout" svg:width="3.048cm" svg:height="3.048cm" svg:x="4.969cm" svg:y="2.61cm">
            <text:p text:style-name="P5"><text:span text:style-name="T1">Roo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564cm" svg:y1="7.46cm" svg:x2="6.564cm" svg:y2="8.857cm">
            <text:p/>
          </draw:line>
          <draw:custom-shape draw:style-name="gr6" draw:text-style-name="P1" draw:layer="layout" svg:width="0.381cm" svg:height="0.381cm" svg:x="6.374cm" svg:y="7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11cm" svg:y1="6.421cm" svg:x2="6.64cm" svg:y2="7.087cm">
            <text:p/>
          </draw:line>
          <draw:line draw:style-name="gr7" draw:text-style-name="P1" draw:layer="layout" svg:x1="6.544cm" svg:y1="6.383cm" svg:x2="6.544cm" svg:y2="5.684cm">
            <text:p/>
          </draw:line>
          <draw:line draw:style-name="gr3" draw:text-style-name="P1" draw:layer="layout" svg:x1="6.23cm" svg:y1="11.954cm" svg:x2="4.683cm" svg:y2="15.478cm">
            <text:p/>
          </draw:line>
          <draw:custom-shape draw:style-name="gr8" draw:text-style-name="P4" draw:layer="layout" svg:width="3.048cm" svg:height="3.048cm" svg:x="4.994cm" svg:y="8.887cm">
            <text:p text:style-name="P5"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3.048cm" svg:height="3.048cm" svg:x="3.032cm" svg:y="15.478cm">
            <text:p text:style-name="P5"><text:span text:style-name="T1">EventCb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048cm" svg:height="3.048cm" svg:x="7.35cm" svg:y="15.478cm">
            <text:p text:style-name="P5"><text:span text:style-name="T1">EventCbN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952cm" svg:y1="11.906cm" svg:x2="8.874cm" svg:y2="15.478cm">
            <text:p/>
          </draw:line>
        </draw:g>
      </draw:page>
      <draw:page draw:name="page4" draw:style-name="dp1" draw:master-page-name="Default">
        <draw:g>
          <draw:line draw:style-name="gr3" draw:text-style-name="P1" draw:layer="layout" svg:x1="5.064cm" svg:y1="5.445cm" svg:x2="3.667cm" svg:y2="9.382cm">
            <text:p/>
          </draw:line>
          <draw:custom-shape draw:style-name="gr8" draw:text-style-name="P4" draw:layer="layout" svg:width="3.048cm" svg:height="3.048cm" svg:x="4.146cm" svg:y="2.484cm">
            <text:p text:style-name="P5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3.048cm" svg:height="3.048cm" svg:x="2.143cm" svg:y="9.382cm">
            <text:p text:style-name="P3"><text:span text:style-name="T2">Transform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3.048cm" svg:x="6.207cm" svg:y="9.382cm">
            <text:p text:style-name="P3"><text:span text:style-name="T2">Coordinat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07cm" svg:y1="5.445cm" svg:x2="7.858cm" svg:y2="9.382cm">
            <text:p/>
          </draw:line>
        </draw:g>
      </draw:page>
      <draw:page draw:name="page5" draw:style-name="dp1" draw:master-page-name="Default">
        <draw:g>
          <draw:g>
            <draw:custom-shape draw:style-name="gr8" draw:text-style-name="P4" draw:layer="layout" svg:width="3.048cm" svg:height="3.048cm" svg:x="4.429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6.024cm" svg:y1="7.4cm" svg:x2="6.024cm" svg:y2="8.797cm">
              <text:p/>
            </draw:line>
            <draw:custom-shape draw:style-name="gr6" draw:text-style-name="P1" draw:layer="layout" svg:width="0.381cm" svg:height="0.381cm" svg:x="5.834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7cm" svg:y1="6.361cm" svg:x2="6.1cm" svg:y2="7.027cm">
              <text:p/>
            </draw:line>
            <draw:line draw:style-name="gr7" draw:text-style-name="P1" draw:layer="layout" svg:x1="6.004cm" svg:y1="6.323cm" svg:x2="6.004cm" svg:y2="5.624cm">
              <text:p/>
            </draw:line>
            <draw:line draw:style-name="gr3" draw:text-style-name="P1" draw:layer="layout" svg:x1="6.066cm" svg:y1="11.973cm" svg:x2="6.066cm" svg:y2="15.224cm">
              <text:p/>
            </draw:line>
            <draw:custom-shape draw:style-name="gr4" draw:text-style-name="P2" draw:layer="layout" svg:width="1.013cm" svg:height="1.012cm" draw:transform="skewX (-0.0010471975511966) rotate (3.1384510609362) translate (6.573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3.048cm" svg:height="3.048cm" svg:x="4.471cm" svg:y="8.889cm">
              <text:p text:style-name="P5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4" draw:layer="layout" svg:width="3.048cm" svg:height="3.048cm" svg:x="4.556cm" svg:y="15.224cm">
            <text:p text:style-name="P3"><text:span text:style-name="T1">Pick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" draw:text-style-name="P4" draw:layer="layout" svg:width="3.048cm" svg:height="3.048cm" svg:x="4.43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6.025cm" svg:y1="7.4cm" svg:x2="6.025cm" svg:y2="8.797cm">
              <text:p/>
            </draw:line>
            <draw:custom-shape draw:style-name="gr6" draw:text-style-name="P1" draw:layer="layout" svg:width="0.381cm" svg:height="0.381cm" svg:x="5.835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71cm" svg:y1="6.361cm" svg:x2="6.101cm" svg:y2="7.027cm">
              <text:p/>
            </draw:line>
            <draw:line draw:style-name="gr7" draw:text-style-name="P1" draw:layer="layout" svg:x1="6.005cm" svg:y1="6.323cm" svg:x2="6.005cm" svg:y2="5.624cm">
              <text:p/>
            </draw:line>
            <draw:line draw:style-name="gr3" draw:text-style-name="P1" draw:layer="layout" svg:x1="6.067cm" svg:y1="11.973cm" svg:x2="6.067cm" svg:y2="15.224cm">
              <text:p/>
            </draw:line>
            <draw:custom-shape draw:style-name="gr4" draw:text-style-name="P2" draw:layer="layout" svg:width="1.013cm" svg:height="1.012cm" draw:transform="skewX (-0.0010471975511966) rotate (3.1384510609362) translate (6.574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3.048cm" svg:height="3.048cm" svg:x="4.472cm" svg:y="8.889cm">
              <text:p text:style-name="P5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4" draw:layer="layout" svg:width="3.048cm" svg:height="3.048cm" svg:x="4.557cm" svg:y="15.224cm">
            <text:p text:style-name="P3"><text:span text:style-name="T1">Pick</text:span></text:p>
            <draw:enhanced-geometry svg:viewBox="0 0 21600 21600" draw:type="rectangle" draw:enhanced-path="M 0 0 L 21600 0 21600 21600 0 21600 0 0 Z N"/>
          </draw:custom-shape>
        </draw:g>
      </draw:page>
      <draw:page draw:name="page6" draw:style-name="dp1" draw:master-page-name="Default">
        <draw:g>
          <draw:g>
            <draw:custom-shape draw:style-name="gr8" draw:text-style-name="P4" draw:layer="layout" svg:width="3.048cm" svg:height="3.048cm" svg:x="4.43cm" svg:y="2.55cm">
              <text:p text:style-name="P3"><text:span text:style-name="T1">Root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6.025cm" svg:y1="7.4cm" svg:x2="6.025cm" svg:y2="8.797cm">
              <text:p/>
            </draw:line>
            <draw:custom-shape draw:style-name="gr6" draw:text-style-name="P1" draw:layer="layout" svg:width="0.381cm" svg:height="0.381cm" svg:x="5.835cm" svg:y="7.0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6.571cm" svg:y1="6.361cm" svg:x2="6.101cm" svg:y2="7.027cm">
              <text:p/>
            </draw:line>
            <draw:line draw:style-name="gr7" draw:text-style-name="P1" draw:layer="layout" svg:x1="6.005cm" svg:y1="6.323cm" svg:x2="6.005cm" svg:y2="5.624cm">
              <text:p/>
            </draw:line>
            <draw:line draw:style-name="gr3" draw:text-style-name="P1" draw:layer="layout" svg:x1="6.067cm" svg:y1="11.973cm" svg:x2="6.067cm" svg:y2="15.224cm">
              <text:p/>
            </draw:line>
            <draw:custom-shape draw:style-name="gr4" draw:text-style-name="P2" draw:layer="layout" svg:width="1.013cm" svg:height="1.012cm" draw:transform="skewX (-0.0010471975511966) rotate (3.1384510609362) translate (6.574cm 13.59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93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8" draw:text-style-name="P4" draw:layer="layout" svg:width="3.048cm" svg:height="3.048cm" svg:x="4.472cm" svg:y="8.889cm">
              <text:p text:style-name="P5"><text:span text:style-name="T1">Top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4" draw:layer="layout" svg:width="3.048cm" svg:height="3.048cm" svg:x="4.557cm" svg:y="15.224cm">
            <text:p text:style-name="P3"><text:span text:style-name="T1">Select</text:span></text:p>
            <draw:enhanced-geometry svg:viewBox="0 0 21600 21600" draw:type="rectangle" draw:enhanced-path="M 0 0 L 21600 0 21600 21600 0 21600 0 0 Z N"/>
          </draw:custom-shape>
        </draw:g>
      </draw:page>
      <draw:page draw:name="page7" draw:style-name="dp1" draw:master-page-name="Default">
        <draw:g>
          <draw:line draw:style-name="gr3" draw:text-style-name="P1" draw:layer="layout" svg:x1="5.064cm" svg:y1="5.445cm" svg:x2="3.667cm" svg:y2="9.382cm">
            <text:p/>
          </draw:line>
          <draw:custom-shape draw:style-name="gr8" draw:text-style-name="P4" draw:layer="layout" svg:width="3.048cm" svg:height="3.048cm" svg:x="4.146cm" svg:y="2.484cm">
            <text:p text:style-name="P5"><text:span text:style-name="T1">Root /</text:span><text:span text:style-name="T1"><text:line-break/></text:span><text:span text:style-name="T1">T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3.048cm" svg:height="3.048cm" svg:x="2.143cm" svg:y="9.382cm">
            <text:p text:style-name="P3"><text:span text:style-name="T2">Colo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048cm" svg:height="3.048cm" svg:x="6.207cm" svg:y="9.382cm">
            <text:p text:style-name="P3"><text:span text:style-name="T2">DrawStyle</text:span></text:p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6.207cm" svg:y1="5.445cm" svg:x2="7.858cm" svg:y2="9.3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14:05:36.285000000</meta:creation-date>
    <meta:editing-duration>PT31S</meta:editing-duration>
    <meta:editing-cycles>2</meta:editing-cycles>
    <meta:generator>LibreOffice/6.1.1.2$Windows_X86_64 LibreOffice_project/5d19a1bfa650b796764388cd8b33a5af1f5baa1b</meta:generator>
    <meta:initial-creator>Joel Graff</meta:initial-creator>
    <dc:date>2019-10-08T14:20:42.498000000</dc:date>
    <dc:creator>Joel Graff</dc:creator>
    <meta:document-statistic meta:object-count="85"/>
  </office:meta>
</office:document-meta>
</file>